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den jest tylko Pan,</text:span><text:span text:style-name="T1"><text:line-break/></text:span><text:span text:style-name="T1">tutaj jest Jego dom</text:span><text:span text:style-name="T1"><text:line-break/></text:span><text:span text:style-name="T1">Klęknijcie wszyscy,</text:span><text:span text:style-name="T1"><text:line-break/></text:span><text:span text:style-name="T1">którzy tu wchodzicie</text:span><text:span text:style-name="T1"><text:line-break/></text:span><text:span text:style-name="T1">I razem chwalmy G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Miejsce to wybrał Pan</text:span><text:span text:style-name="T1"><text:line-break/></text:span><text:span text:style-name="T1">aby wysłuchać nas.</text:span><text:span text:style-name="T1"><text:line-break/></text:span><text:span text:style-name="T1">Śpiewajmy wszyscy</text:span><text:span text:style-name="T1"><text:line-break/></text:span><text:span text:style-name="T1">słudzy w Jego domu,</text:span><text:span text:style-name="T1"><text:line-break/></text:span><text:span text:style-name="T1">Bogu oddajmy cześ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25T17:47:52</meta:creation-date>
    <dc:creator>Woda Życia</dc:creator>
    <dc:date>2015-05-04T19:37:57.25</dc:date>
    <dc:language>pl-PL</dc:language>
    <meta:editing-cycles>9</meta:editing-cycles>
    <meta:editing-duration>PT2M5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